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ershon Levi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22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hilada., Pa./</text:p>
      <text:p text:style-name="P3">Sept 22. 1892./</text:p>
      <text:p text:style-name="P2">Dear Dr./</text:p>
      <text:p text:style-name="P2"><text:tab/>I thank you for your/ kind treatment of me dur-/ing the past year, and wish/ you and your family a happy/ New Year and a life full of/ blessings./ <text:s/>Respectfully yours,/ Gershon Levi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4:58:15.15</meta:creation-date>
    <dc:date>2011-12-06T15:00:06.33</dc:date>
    <dc:creator>Penn Libraries</dc:creator>
    <meta:editing-duration>PT00H01M5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04" meta:character-count="1493"/>
  </office:meta>
</office:document-meta>
</file>